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officeooo:paragraph-rsid="00171d20"/>
    </style:style>
    <style:style style:name="P2" style:family="paragraph" style:parent-style-name="Standard">
      <style:text-properties fo:font-size="44pt" officeooo:rsid="00171d20" officeooo:paragraph-rsid="00171d20" style:font-size-asian="44pt" style:font-size-complex="44pt"/>
    </style:style>
    <style:style style:name="P3" style:family="paragraph" style:parent-style-name="Standard">
      <style:text-properties fo:font-size="20pt" officeooo:rsid="00171d20" officeooo:paragraph-rsid="00171d20" style:font-size-asian="20pt" style:font-size-complex="20pt"/>
    </style:style>
    <style:style style:name="P4" style:family="paragraph" style:parent-style-name="Standard">
      <style:text-properties fo:font-size="16pt" officeooo:rsid="00171d20" officeooo:paragraph-rsid="00171d20" style:font-size-asian="14pt" style:font-size-complex="16pt"/>
    </style:style>
    <style:style style:name="P5" style:family="paragraph" style:parent-style-name="Standard">
      <style:text-properties fo:font-size="16pt" officeooo:paragraph-rsid="00171d20" style:font-size-asian="16pt" style:font-size-complex="16pt"/>
    </style:style>
    <style:style style:name="P6" style:family="paragraph" style:parent-style-name="Standard" style:list-style-name="L1">
      <style:text-properties officeooo:paragraph-rsid="00171d20"/>
    </style:style>
    <style:style style:name="P7" style:family="paragraph" style:parent-style-name="Standard" style:list-style-name="L2">
      <style:text-properties officeooo:paragraph-rsid="00171d20"/>
    </style:style>
    <style:style style:name="P8" style:family="paragraph" style:parent-style-name="Standard" style:list-style-name="L3">
      <style:text-properties officeooo:paragraph-rsid="00171d20"/>
    </style:style>
    <style:style style:name="P9" style:family="paragraph" style:parent-style-name="Standard" style:list-style-name="L4">
      <style:text-properties officeooo:paragraph-rsid="00171d20"/>
    </style:style>
    <style:style style:name="P10" style:family="paragraph" style:parent-style-name="Standard" style:list-style-name="L5">
      <style:text-properties officeooo:paragraph-rsid="00171d20"/>
    </style:style>
    <style:style style:name="P11" style:family="paragraph" style:parent-style-name="Standard" style:list-style-name="L6">
      <style:text-properties officeooo:paragraph-rsid="00171d20"/>
    </style:style>
    <style:style style:name="P12" style:family="paragraph" style:parent-style-name="Standard" style:list-style-name="L7">
      <style:text-properties officeooo:paragraph-rsid="00171d20"/>
    </style:style>
    <style:style style:name="P13" style:family="paragraph" style:parent-style-name="Standard" style:list-style-name="L8">
      <style:text-properties officeooo:paragraph-rsid="00171d20"/>
    </style:style>
    <style:style style:name="T1" style:family="text">
      <style:text-properties officeooo:rsid="00171d20"/>
    </style:style>
    <style:style style:name="T2" style:family="text">
      <style:text-properties fo:font-size="16pt" officeooo:rsid="00171d20" style:font-size-asian="14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71d20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국민대학교 </text:p>
      <text:p text:style-name="P2">C++ 프로그래밍 보고서</text:p>
      <text:p text:style-name="P3">조장 : 20150752 김인규</text:p>
      <text:p text:style-name="P3">조원 : 20165153 백지수 , 20181564 강기범, 20191616 신준호</text:p>
      <text:p text:style-name="P3"/>
      <text:p text:style-name="P3">Snake Game 마일스톤(구현과정) 보고서입니다.</text:p>
      <text:p text:style-name="P4"><text:line-break/></text:p>
      <text:p text:style-name="P5"><text:span text:style-name="T1"># Step 1. </text:span></text:p>
      <text:list xml:id="list3758239702" text:style-name="L1">
        <text:list-item>
          <text:p text:style-name="P6"><text:span text:style-name="T3">NCurses Library 함수들을 사용하여 2차원 배열로 된 Snake Map을 화면으로 표시하는 프로그램을 완성 </text:span><text:span text:style-name="T4">(Map 크기는 최소 21x21)</text:span></text:p>
        </text:list-item>
      </text:list>
      <text:p text:style-name="P5"/>
      <text:p text:style-name="P5"><text:span text:style-name="T1"># Step 2. </text:span></text:p>
      <text:list xml:id="list3703804717" text:style-name="L2">
        <text:list-item>
          <text:p text:style-name="P7"><text:span text:style-name="T4">1단계의 맵 위에 Snake를 표시하고, 화살표를 입력받아 Snake가 움직이도록 프로그램을 완성</text:span></text:p>
        </text:list-item>
      </text:list>
      <text:p text:style-name="P1"><text:span text:style-name="T2"/></text:p>
      <text:p text:style-name="P5"><text:span text:style-name="T1"># Step 3. </text:span></text:p>
      <text:list xml:id="list596457451" text:style-name="L3">
        <text:list-item>
          <text:p text:style-name="P8"><text:span text:style-name="T4">2단계 프로그램에서, Map위에 Growth Item와 Poison Item을 출현하도록 수정</text:span></text:p>
        </text:list-item>
        <text:list-item>
          <text:p text:style-name="P8"><text:span text:style-name="T4">Growth Item과 Poison Item을 Map 배열에 표현할 때 값을 정함 화면에 표현시 색이나 기호를 달리하여 구분할 수 있도록 함 </text:span></text:p>
        </text:list-item>
        <text:list-item>
          <text:p text:style-name="P8"><text:span text:style-name="T4">Map Data에서 Growth Item은 5, Poison Item은 6과 같이 구분할 수 있도록 함</text:span></text:p>
        </text:list-item>
      </text:list>
      <text:p text:style-name="P5"/>
      <text:p text:style-name="P5"><text:span text:style-name="T1"># Step 4. </text:span></text:p>
      <text:list xml:id="list3801762102" text:style-name="L4">
        <text:list-item>
          <text:p text:style-name="P9"><text:soft-page-break/><text:span text:style-name="T4">3단계 프로그램에서 Map의 Wall의 임의의 위치에 한 쌍의 Gate가 출현할 수 있도록 변경하고 각 Gate에 Snake가 통과할 수 있도록 수정</text:span></text:p>
        </text:list-item>
        <text:list-item>
          <text:p text:style-name="P9"><text:span text:style-name="T4">Wall(Immune Wall 포함)과 Gate를 Map 배열에 표현할 때 값을 결정</text:span></text:p>
        </text:list-item>
        <text:list-item>
          <text:p text:style-name="P9"><text:span text:style-name="T4">화면상에 표현시, Gate는 Wall과 구분될 수 있도록 함</text:span></text:p>
        </text:list-item>
        <text:list-item>
          <text:p text:style-name="P9"><text:span text:style-name="T4">Map Data에서 Gate는 7로 다른 요소와 구분할 수 있도록 함</text:span></text:p>
        </text:list-item>
      </text:list>
      <text:p text:style-name="P5"/>
      <text:p text:style-name="P1"><text:span text:style-name="T4"># Step 5</text:span><text:span text:style-name="T2">.</text:span></text:p>
      <text:list xml:id="list3457092643" text:style-name="L5">
        <text:list-item>
          <text:p text:style-name="P10"><text:span text:style-name="T2">4단계 프로그램에서 우측에 게임 점수를 표시하는 화면을 구성</text:span></text:p>
        </text:list-item>
        <text:list-item>
          <text:p text:style-name="P10"><text:span text:style-name="T2">Mission </text:span></text:p>
        </text:list-item>
      </text:list>
      <text:list xml:id="list2067932523" text:style-name="L6">
        <text:list-item>
          <text:p text:style-name="P11"><text:span text:style-name="T2">구성한 Map 의 정의에 고정 값을 주거나</text:span></text:p>
        </text:list-item>
        <text:list-item>
          <text:p text:style-name="P11"><text:span text:style-name="T2">매 게임마다 임의의 값을 주는 방식으로 처리</text:span></text:p>
        </text:list-item>
      </text:list>
      <text:list xml:id="list2522053953" text:style-name="L7">
        <text:list-item>
          <text:p text:style-name="P12"><text:span text:style-name="T2">Mission을 달성하면 다음 Map으로 진행하도록 프로그램을 완성</text:span></text:p>
        </text:list-item>
      </text:list>
      <text:list xml:id="list3563148700" text:style-name="L8">
        <text:list-item>
          <text:list>
            <text:list-item>
              <text:p text:style-name="P13"><text:span text:style-name="T2">Stage는 최소 4개로 구성</text:span></text:p>
            </text:list-item>
            <text:list-item>
              <text:p text:style-name="P13"><text:span text:style-name="T2">각 Stage의 Map은 서로 달라야 함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7T11:47:28.289403021</meta:creation-date>
    <dc:date>2020-06-07T12:10:15.604953923</dc:date>
    <meta:editing-duration>PT5M37S</meta:editing-duration>
    <meta:editing-cycles>1</meta:editing-cycles>
    <meta:document-statistic meta:table-count="0" meta:image-count="0" meta:object-count="0" meta:page-count="2" meta:paragraph-count="27" meta:word-count="470" meta:character-count="871" meta:non-whitespace-character-count="696"/>
    <meta:generator>LibreOffice/6.0.7.3$Linux_X86_64 LibreOffice_project/00m0$Build-3</meta:generator>
  </office:meta>
</office:document-meta>
</file>